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262" officeooo:paragraph-rsid="00001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blabla je suis un fichi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1:54:21.063466839</meta:creation-date>
    <dc:date>2023-10-17T11:54:44.286467692</dc:date>
    <meta:editing-duration>PT23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7.3.7.2$Linux_X86_64 LibreOffice_project/30$Build-2</meta:generator>
  </office:meta>
</office:document-meta>
</file>